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acb2e" officeooo:paragraph-rsid="001acb2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acb2e" officeooo:paragraph-rsid="001acb2e"/>
    </style:style>
    <style:style style:name="P3" style:family="paragraph" style:parent-style-name="Standard">
      <style:paragraph-properties fo:line-height="150%"/>
      <style:text-properties officeooo:rsid="001acb2e" officeooo:paragraph-rsid="001acb2e"/>
    </style:style>
    <style:style style:name="P4" style:family="paragraph" style:parent-style-name="Standard">
      <style:paragraph-properties fo:line-height="200%" fo:text-align="center" style:justify-single-word="false"/>
      <style:text-properties fo:font-weight="bold" officeooo:rsid="001acb2e" officeooo:paragraph-rsid="001acb2e" style:font-weight-asian="bold" style:font-weight-complex="bold"/>
    </style:style>
    <style:style style:name="P5" style:family="paragraph" style:parent-style-name="Standard">
      <style:paragraph-properties fo:line-height="200%" fo:text-align="center" style:justify-single-word="false"/>
      <style:text-properties fo:font-size="14pt" fo:font-weight="bold" officeooo:rsid="001acb2e" officeooo:paragraph-rsid="001acb2e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officeooo:rsid="001acb2e" officeooo:paragraph-rsid="001acb2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DECLARAȚIE</text:p>
      <text:p text:style-name="P4">privind originalitatea conținutului lucrării de licență</text:p>
      <text:p text:style-name="P1"/>
      <text:p text:style-name="P1"/>
      <text:p text:style-name="P6">Subsemnatul ____________________________________________________________, posesor al</text:p>
      <text:p text:style-name="P6">C.I. seria ___________, nr. ____________, CNP ______________________________, absolvent al</text:p>
      <text:p text:style-name="P6">Universității <text:span text:style-name="T1">Titu Maiorescu, </text:span><text:span text:style-name="T2">Facultatea de _____________________________________________,</text:span></text:p>
      <text:p text:style-name="P6"><text:span text:style-name="T2">programul de studii _______________________________________________________________,</text:span></text:p>
      <text:p text:style-name="P6"><text:span text:style-name="T2">promoția ________________, forma de învățământ ______, </text:span><text:span text:style-name="T3">declar pe propria răspundere </text:span><text:span text:style-name="T4">că</text:span></text:p>
      <text:p text:style-name="P6"><text:span text:style-name="T4">lucrarea de licență/disertație cu titlul __________________________________________________</text:span></text:p>
      <text:p text:style-name="P6"><text:span text:style-name="T4">________________________________________________________________________________</text:span></text:p>
      <text:p text:style-name="P6"><text:span text:style-name="T4">pe care urmează să o prezint și să o susțin in fața comisiei in sesiunea _______________________,</text:span></text:p>
      <text:p text:style-name="P6"><text:span text:style-name="T4">elaborată sub îndrumarea d-lui/d-nei conducător științific __________________________________</text:span></text:p>
      <text:p text:style-name="P6"><text:span text:style-name="T4">_________________________________, este originală, îmi aparține și îmi asum conținutul său în întregime.</text:span></text:p>
      <text:p text:style-name="P6"><text:span text:style-name="T4"/></text:p>
      <text:p text:style-name="P6"><text:span text:style-name="T4">De asemenea, declar că sunt de acord ca lucrarea mea să fie verificată prin orice modalitate legală pentru confirmarea originalității, consimțind inclusiv la introducerea conținutului său într-o bază de date în acest scop.</text:span></text:p>
      <text:p text:style-name="P2"><text:span text:style-name="T4"/></text:p>
      <text:p text:style-name="P2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Dată azi ______________<text:tab/><text:tab/><text:tab/><text:tab/><text:tab/><text:tab/><text:tab/><text:tab/>Semnătura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2:55:54.480267778</meta:creation-date>
    <dc:date>2017-06-14T23:04:38.239207947</dc:date>
    <meta:editing-duration>PT8M44S</meta:editing-duration>
    <meta:editing-cycles>1</meta:editing-cycles>
    <meta:document-statistic meta:table-count="0" meta:image-count="0" meta:object-count="0" meta:page-count="1" meta:paragraph-count="14" meta:word-count="120" meta:character-count="1227" meta:non-whitespace-character-count="1114"/>
    <meta:generator>LibreOffice/5.3.2.2$Linux_X86_64 LibreOffice_project/30m0$Build-2</meta:generator>
  </office:meta>
</office:document-meta>
</file>